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edTests.testProceedWithArgsInSame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eanImpl.getMy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mpl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edTestingAspect.captureStringArgumentInAround( ProceedingJoinPoint pjp , Strin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edTestingAspect.getLastBefore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capitalize( ProceedingJoinPoint pjp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mpl.setSex( String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addOne( ProceedingJoinPoint pjp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edTestingAspect.captureStringArgument( JoinPoint tjp , Strin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edTestingAspec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BeanImpl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getLastBefore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doubleOrQuits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eanImpl.setMyFloat(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mpl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s.testSimpleProceedWithChanged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ean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edTests.testProceedWithArgsAcrossAsp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edTests.testGetArgsIsDefen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edTestingAspect.getLastAround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edTestingAspect.captureFloatArgument( JoinPoint tjp , floa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